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style:rel-width="100%" table:align="left"/>
    </style:style>
    <style:style style:name="Таблица1.A" style:family="table-column">
      <style:table-column-properties style:column-width="0.561cm" style:rel-column-width="318*"/>
    </style:style>
    <style:style style:name="Таблица1.B" style:family="table-column">
      <style:table-column-properties style:column-width="4.3cm" style:rel-column-width="2438*"/>
    </style:style>
    <style:style style:name="Таблица1.C" style:family="table-column">
      <style:table-column-properties style:column-width="1.3cm" style:rel-column-width="737*"/>
    </style:style>
    <style:style style:name="Таблица1.E" style:family="table-column">
      <style:table-column-properties style:column-width="1.429cm" style:rel-column-width="810*"/>
    </style:style>
    <style:style style:name="Таблица1.G" style:family="table-column">
      <style:table-column-properties style:column-width="1.252cm" style:rel-column-width="710*"/>
    </style:style>
    <style:style style:name="Таблица1.H" style:family="table-column">
      <style:table-column-properties style:column-width="1.245cm" style:rel-column-width="706*"/>
    </style:style>
    <style:style style:name="Таблица1.K" style:family="table-column">
      <style:table-column-properties style:column-width="1.284cm" style:rel-column-width="728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K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L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margin-top="0cm" fo:margin-bottom="0cm" loext:contextual-spacing="false" style:writing-mode="page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125eab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11edaf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135933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 style:writing-mode="page"/>
    </style:style>
    <style:style style:name="P7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officeooo:rsid="00125eab" officeooo:paragraph-rsid="00125eab"/>
    </style:style>
    <style:style style:name="P8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125eab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11edaf"/>
    </style:style>
    <style:style style:name="T4" style:family="text">
      <style:text-properties officeooo:rsid="00125eab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Standard Symbols L" fo:font-size="8pt" style:font-size-asian="8pt" style:font-size-complex="8pt"/>
    </style:style>
    <style:style style:name="T7" style:family="text">
      <style:text-properties officeooo:rsid="00140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Table 2</text:h>
      <text:h text:style-name="P8" text:outline-level="3"><text:span text:style-name="T4">Thermodynamics of reactions </text:span>Ar-N<text:span text:style-name="T1">2</text:span><text:span text:style-name="T2">+</text:span>(S) = Ar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C" table:number-columns-repeated="2"/>
        <table:table-column table:style-name="Таблица1.K"/>
        <table:table-column table:style-name="Таблица1.C"/>
        <table:table-row>
          <table:table-cell table:style-name="Таблица1.A1" table:number-rows-spanned="2" office:value-type="string">
            <text:p text:style-name="P3"><text:span text:style-name="T4">№</text:span></text:p>
          </table:table-cell>
          <table:table-cell table:style-name="Таблица1.A1" table:number-rows-spanned="2" office:value-type="string">
            <text:p text:style-name="P2">Reaction</text:p>
          </table:table-cell>
          <table:table-cell table:style-name="Таблица1.A1" table:number-rows-spanned="2" office:value-type="string">
            <text:p text:style-name="P2"><text:span text:style-name="T6">D</text:span>E, </text:p>
          </table:table-cell>
          <table:table-cell table:style-name="Таблица1.A1" table:number-rows-spanned="2" office:value-type="string">
            <text:p text:style-name="P3"><text:span text:style-name="T6">D</text:span>dG</text:p>
          </table:table-cell>
          <table:table-cell table:style-name="Таблица1.A1" table:number-columns-spanned="2" office:value-type="string">
            <text:p text:style-name="P4">Ring Deviation</text:p>
          </table:table-cell>
          <table:covered-table-cell/>
          <table:table-cell table:style-name="Таблица1.A1" table:number-columns-spanned="2" office:value-type="string">
            <text:p text:style-name="P4">Angle C-N-N</text:p>
          </table:table-cell>
          <table:covered-table-cell/>
          <table:table-cell table:style-name="Таблица1.A1" table:number-columns-spanned="2" office:value-type="string">
            <text:p text:style-name="P4">Dist<text:span text:style-name="T7">ance</text:span> C-N</text:p>
          </table:table-cell>
          <table:covered-table-cell/>
          <table:table-cell table:style-name="Таблица1.K1" table:number-columns-spanned="2" office:value-type="string">
            <text:p text:style-name="P4">Dist<text:span text:style-name="T7">ance</text:span> <text:span text:style-name="T3">N</text:span>-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">(S)</text:p>
          </table:table-cell>
          <table:table-cell table:style-name="Таблица1.E2" office:value-type="string">
            <text:p text:style-name="P2">(T)</text:p>
          </table:table-cell>
          <table:table-cell table:style-name="Таблица1.E2" office:value-type="string">
            <text:p text:style-name="P2">(S)</text:p>
          </table:table-cell>
          <table:table-cell table:style-name="Таблица1.E2" office:value-type="string">
            <text:p text:style-name="P2">(T)</text:p>
          </table:table-cell>
          <table:table-cell table:style-name="Таблица1.E2" office:value-type="string">
            <text:p text:style-name="P2">(S)</text:p>
          </table:table-cell>
          <table:table-cell table:style-name="Таблица1.E2" office:value-type="string">
            <text:p text:style-name="P2">(T)</text:p>
          </table:table-cell>
          <table:table-cell table:style-name="Таблица1.E2" office:value-type="string">
            <text:p text:style-name="P2">(S)</text:p>
          </table:table-cell>
          <table:table-cell table:style-name="Таблица1.L2" office:value-type="string">
            <text:p text:style-name="P2">(T)</text:p>
          </table:table-cell>
        </table:table-row>
        <table:table-row table:style-name="Таблица1.3">
          <table:table-cell table:style-name="Таблица1.E2" office:value-type="string">
            <text:p text:style-name="P1">1</text:p>
          </table:table-cell>
          <table:table-cell table:style-name="Таблица1.E2" office:value-type="string">
            <text:p text:style-name="P5">Ph-N<text:span text:style-name="T1">2</text:span><text:span text:style-name="T2">+</text:span>(S) = </text:p>
            <text:p text:style-name="P5">Ph-N<text:span text:style-name="T1">2</text:span><text:span text:style-name="T2">+</text:span>(T)</text:p>
          </table:table-cell>
          <table:table-cell table:style-name="Таблица1.E2" office:value-type="string">
            <text:p text:style-name="P6">247.32</text:p>
          </table:table-cell>
          <table:table-cell table:style-name="Таблица1.E2" office:value-type="string">
            <text:p text:style-name="P6">228.51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E2" office:value-type="string">
            <text:p text:style-name="P6">0.0152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26</text:p>
          </table:table-cell>
          <table:table-cell table:style-name="Таблица1.E2" office:value-type="string">
            <text:p text:style-name="P6">1.3832</text:p>
          </table:table-cell>
          <table:table-cell table:style-name="Таблица1.E2" office:value-type="string">
            <text:p text:style-name="P6">1.4096</text:p>
          </table:table-cell>
          <table:table-cell table:style-name="Таблица1.E2" office:value-type="string">
            <text:p text:style-name="P6">1.1138</text:p>
          </table:table-cell>
          <table:table-cell table:style-name="Таблица1.L2" office:value-type="string">
            <text:p text:style-name="P6">1.1914</text:p>
          </table:table-cell>
        </table:table-row>
        <table:table-row>
          <table:table-cell table:style-name="Таблица1.E2" office:value-type="string">
            <text:p text:style-name="P1">2</text:p>
          </table:table-cell>
          <table:table-cell table:style-name="Таблица1.E2" office:value-type="string">
            <text:p text:style-name="P5">2-NO<text:span text:style-name="T1">2</text:span>-Ph-N<text:span text:style-name="T1">2</text:span><text:span text:style-name="T2">+</text:span>(S) = </text:p>
            <text:p text:style-name="P5">2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6">213.54</text:p>
          </table:table-cell>
          <table:table-cell table:style-name="Таблица1.E2" office:value-type="string">
            <text:p text:style-name="P6">201.43</text:p>
          </table:table-cell>
          <table:table-cell table:style-name="Таблица1.E2" office:value-type="string">
            <text:p text:style-name="P6">0.0006</text:p>
          </table:table-cell>
          <table:table-cell table:style-name="Таблица1.E2" office:value-type="string">
            <text:p text:style-name="P6">0.0006</text:p>
          </table:table-cell>
          <table:table-cell table:style-name="Таблица1.E2" office:value-type="string">
            <text:p text:style-name="P6">170</text:p>
          </table:table-cell>
          <table:table-cell table:style-name="Таблица1.E2" office:value-type="string">
            <text:p text:style-name="P6">175</text:p>
          </table:table-cell>
          <table:table-cell table:style-name="Таблица1.E2" office:value-type="string">
            <text:p text:style-name="P6">1.3922</text:p>
          </table:table-cell>
          <table:table-cell table:style-name="Таблица1.E2" office:value-type="string">
            <text:p text:style-name="P6">1.3666</text:p>
          </table:table-cell>
          <table:table-cell table:style-name="Таблица1.E2" office:value-type="string">
            <text:p text:style-name="P6">1.1118</text:p>
          </table:table-cell>
          <table:table-cell table:style-name="Таблица1.L2" office:value-type="string">
            <text:p text:style-name="P6">1.1201</text:p>
          </table:table-cell>
        </table:table-row>
        <table:table-row table:style-name="Таблица1.3">
          <table:table-cell table:style-name="Таблица1.E2" office:value-type="string">
            <text:p text:style-name="P1">3</text:p>
          </table:table-cell>
          <table:table-cell table:style-name="Таблица1.E2" office:value-type="string">
            <text:p text:style-name="P5">3-NO<text:span text:style-name="T1">2</text:span>-Ph-N<text:span text:style-name="T1">2</text:span><text:span text:style-name="T2">+</text:span>(S) = </text:p>
            <text:p text:style-name="P5">3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6">223.43</text:p>
          </table:table-cell>
          <table:table-cell table:style-name="Таблица1.E2" office:value-type="string">
            <text:p text:style-name="P6">210.04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E2" office:value-type="string">
            <text:p text:style-name="P6">0.0061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.3873</text:p>
          </table:table-cell>
          <table:table-cell table:style-name="Таблица1.E2" office:value-type="string">
            <text:p text:style-name="P6">1.3878</text:p>
          </table:table-cell>
          <table:table-cell table:style-name="Таблица1.E2" office:value-type="string">
            <text:p text:style-name="P6">1.1129</text:p>
          </table:table-cell>
          <table:table-cell table:style-name="Таблица1.L2" office:value-type="string">
            <text:p text:style-name="P6">1.1128</text:p>
          </table:table-cell>
        </table:table-row>
        <table:table-row>
          <table:table-cell table:style-name="Таблица1.E2" office:value-type="string">
            <text:p text:style-name="P1">4</text:p>
          </table:table-cell>
          <table:table-cell table:style-name="Таблица1.E2" office:value-type="string">
            <text:p text:style-name="P5">4-NO<text:span text:style-name="T1">2</text:span>-Ph-N<text:span text:style-name="T1">2</text:span><text:span text:style-name="T2">+</text:span>(S) = </text:p>
            <text:p text:style-name="P5">4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6">186.81</text:p>
          </table:table-cell>
          <table:table-cell table:style-name="Таблица1.E2" office:value-type="string">
            <text:p text:style-name="P6">178.10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.3887</text:p>
          </table:table-cell>
          <table:table-cell table:style-name="Таблица1.E2" office:value-type="string">
            <text:p text:style-name="P6">1.3651</text:p>
          </table:table-cell>
          <table:table-cell table:style-name="Таблица1.E2" office:value-type="string">
            <text:p text:style-name="P6">1.1126</text:p>
          </table:table-cell>
          <table:table-cell table:style-name="Таблица1.L2" office:value-type="string">
            <text:p text:style-name="P6">1.1220</text:p>
          </table:table-cell>
        </table:table-row>
        <table:table-row table:style-name="Таблица1.3">
          <table:table-cell table:style-name="Таблица1.E2" office:value-type="string">
            <text:p text:style-name="P1">5</text:p>
          </table:table-cell>
          <table:table-cell table:style-name="Таблица1.E2" office:value-type="string">
            <text:p text:style-name="P5">4-CH<text:span text:style-name="T1">3</text:span>O-Ph-N<text:span text:style-name="T1">2</text:span><text:span text:style-name="T2">+</text:span>(S) =</text:p>
            <text:p text:style-name="P5">4-CH<text:span text:style-name="T1">3</text:span>O-Ph-N<text:span text:style-name="T1">2</text:span><text:span text:style-name="T2">+</text:span>(T)</text:p>
          </table:table-cell>
          <table:table-cell table:style-name="Таблица1.E2" office:value-type="string">
            <text:p text:style-name="P6">189.93</text:p>
          </table:table-cell>
          <table:table-cell table:style-name="Таблица1.E2" office:value-type="string">
            <text:p text:style-name="P6">176.94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E2" office:value-type="string">
            <text:p text:style-name="P6">0.0204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23</text:p>
          </table:table-cell>
          <table:table-cell table:style-name="Таблица1.E2" office:value-type="string">
            <text:p text:style-name="P6">1.3636</text:p>
          </table:table-cell>
          <table:table-cell table:style-name="Таблица1.E2" office:value-type="string">
            <text:p text:style-name="P6">1.4355</text:p>
          </table:table-cell>
          <table:table-cell table:style-name="Таблица1.E2" office:value-type="string">
            <text:p text:style-name="P6">1.1193</text:p>
          </table:table-cell>
          <table:table-cell table:style-name="Таблица1.L2" office:value-type="string">
            <text:p text:style-name="P6">1.1912</text:p>
          </table:table-cell>
        </table:table-row>
        <table:table-row>
          <table:table-cell table:style-name="Таблица1.E2" office:value-type="string">
            <text:p text:style-name="P1">6</text:p>
          </table:table-cell>
          <table:table-cell table:style-name="Таблица1.E2" office:value-type="string">
            <text:p text:style-name="P5">2-HOOC-Ph-N<text:span text:style-name="T1">2</text:span><text:span text:style-name="T2">+</text:span>(S) =</text:p>
            <text:p text:style-name="P5">2-HOOC-Ph-N<text:span text:style-name="T1">2</text:span><text:span text:style-name="T2">+</text:span>(T)</text:p>
          </table:table-cell>
          <table:table-cell table:style-name="Таблица1.E2" office:value-type="string">
            <text:p text:style-name="P6">269.44</text:p>
          </table:table-cell>
          <table:table-cell table:style-name="Таблица1.E2" office:value-type="string">
            <text:p text:style-name="P6">247.33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E2" office:value-type="string">
            <text:p text:style-name="P6">0.0030</text:p>
          </table:table-cell>
          <table:table-cell table:style-name="Таблица1.E2" office:value-type="string">
            <text:p text:style-name="P6">171</text:p>
          </table:table-cell>
          <table:table-cell table:style-name="Таблица1.E2" office:value-type="string">
            <text:p text:style-name="P6">172</text:p>
          </table:table-cell>
          <table:table-cell table:style-name="Таблица1.E2" office:value-type="string">
            <text:p text:style-name="P6">1.3952</text:p>
          </table:table-cell>
          <table:table-cell table:style-name="Таблица1.E2" office:value-type="string">
            <text:p text:style-name="P6">1.3413</text:p>
          </table:table-cell>
          <table:table-cell table:style-name="Таблица1.E2" office:value-type="string">
            <text:p text:style-name="P6">1.1117</text:p>
          </table:table-cell>
          <table:table-cell table:style-name="Таблица1.L2" office:value-type="string">
            <text:p text:style-name="P6">1.1412</text:p>
          </table:table-cell>
        </table:table-row>
        <table:table-row table:style-name="Таблица1.3">
          <table:table-cell table:style-name="Таблица1.E2" office:value-type="string">
            <text:p text:style-name="P1">7</text:p>
          </table:table-cell>
          <table:table-cell table:style-name="Таблица1.E2" office:value-type="string">
            <text:p text:style-name="P5">4-HOOC-Ph-N<text:span text:style-name="T1">2</text:span><text:span text:style-name="T2">+</text:span>(S) =</text:p>
            <text:p text:style-name="P5">4-HOOC-Ph-N<text:span text:style-name="T1">2</text:span><text:span text:style-name="T2">+</text:span>(T)</text:p>
          </table:table-cell>
          <table:table-cell table:style-name="Таблица1.E2" office:value-type="string">
            <text:p text:style-name="P6">249.23</text:p>
          </table:table-cell>
          <table:table-cell table:style-name="Таблица1.E2" office:value-type="string">
            <text:p text:style-name="P6">232.14</text:p>
          </table:table-cell>
          <table:table-cell table:style-name="Таблица1.E2" office:value-type="string">
            <text:p text:style-name="P6">0.0001</text:p>
          </table:table-cell>
          <table:table-cell table:style-name="Таблица1.E2" office:value-type="string">
            <text:p text:style-name="P6">0.0401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79</text:p>
          </table:table-cell>
          <table:table-cell table:style-name="Таблица1.E2" office:value-type="string">
            <text:p text:style-name="P6">1.3844</text:p>
          </table:table-cell>
          <table:table-cell table:style-name="Таблица1.E2" office:value-type="string">
            <text:p text:style-name="P6">1.3390</text:p>
          </table:table-cell>
          <table:table-cell table:style-name="Таблица1.E2" office:value-type="string">
            <text:p text:style-name="P6">1.1136</text:p>
          </table:table-cell>
          <table:table-cell table:style-name="Таблица1.L2" office:value-type="string">
            <text:p text:style-name="P6">1.1453</text:p>
          </table:table-cell>
        </table:table-row>
        <table:table-row>
          <table:table-cell table:style-name="Таблица1.E2" office:value-type="string">
            <text:p text:style-name="P1">8</text:p>
          </table:table-cell>
          <table:table-cell table:style-name="Таблица1.E2" office:value-type="string">
            <text:p text:style-name="P5">4-Br-Ph-N<text:span text:style-name="T1">2</text:span><text:span text:style-name="T2">+</text:span>(S) = </text:p>
            <text:p text:style-name="P5">4-Br-Ph-N<text:span text:style-name="T1">2</text:span><text:span text:style-name="T2">+</text:span>(T)</text:p>
          </table:table-cell>
          <table:table-cell table:style-name="Таблица1.E2" office:value-type="string">
            <text:p text:style-name="P6">210.81</text:p>
          </table:table-cell>
          <table:table-cell table:style-name="Таблица1.E2" office:value-type="string">
            <text:p text:style-name="P6">198.47</text:p>
          </table:table-cell>
          <table:table-cell table:style-name="Таблица1.E2" office:value-type="string">
            <text:p text:style-name="P6">0.0003</text:p>
          </table:table-cell>
          <table:table-cell table:style-name="Таблица1.E2" office:value-type="string">
            <text:p text:style-name="P6">0.0172</text:p>
          </table:table-cell>
          <table:table-cell table:style-name="Таблица1.E2" office:value-type="string">
            <text:p text:style-name="P6">180</text:p>
          </table:table-cell>
          <table:table-cell table:style-name="Таблица1.E2" office:value-type="string">
            <text:p text:style-name="P6">124</text:p>
          </table:table-cell>
          <table:table-cell table:style-name="Таблица1.E2" office:value-type="string">
            <text:p text:style-name="P6">1.3747</text:p>
          </table:table-cell>
          <table:table-cell table:style-name="Таблица1.E2" office:value-type="string">
            <text:p text:style-name="P6">1.4273</text:p>
          </table:table-cell>
          <table:table-cell table:style-name="Таблица1.E2" office:value-type="string">
            <text:p text:style-name="P6">1.1162</text:p>
          </table:table-cell>
          <table:table-cell table:style-name="Таблица1.L2" office:value-type="string">
            <text:p text:style-name="P6">1.1904</text:p>
          </table:table-cell>
        </table:table-row>
        <table:table-row table:style-name="Таблица1.3">
          <table:table-cell table:style-name="Таблица1.E2" office:value-type="string">
            <text:p text:style-name="P1">9</text:p>
          </table:table-cell>
          <table:table-cell table:style-name="Таблица1.E2" office:value-type="string">
            <text:p text:style-name="P5">2-HOOC-4-Br-Ph-N<text:span text:style-name="T1">2</text:span><text:span text:style-name="T2">+</text:span>(S) = 2-HOOC-4-Br-Ph-N<text:span text:style-name="T1">2</text:span><text:span text:style-name="T2">+</text:span>(T)</text:p>
          </table:table-cell>
          <table:table-cell table:style-name="Таблица1.E2" office:value-type="string">
            <text:p text:style-name="P6">234.39</text:p>
          </table:table-cell>
          <table:table-cell table:style-name="Таблица1.E2" office:value-type="string">
            <text:p text:style-name="P6">219.18</text:p>
          </table:table-cell>
          <table:table-cell table:style-name="Таблица1.E2" office:value-type="string">
            <text:p text:style-name="P6">0.0000</text:p>
          </table:table-cell>
          <table:table-cell table:style-name="Таблица1.E2" office:value-type="string">
            <text:p text:style-name="P6">0.0002</text:p>
          </table:table-cell>
          <table:table-cell table:style-name="Таблица1.E2" office:value-type="string">
            <text:p text:style-name="P6">172</text:p>
          </table:table-cell>
          <table:table-cell table:style-name="Таблица1.E2" office:value-type="string">
            <text:p text:style-name="P6">171</text:p>
          </table:table-cell>
          <table:table-cell table:style-name="Таблица1.E2" office:value-type="string">
            <text:p text:style-name="P6">1.3860</text:p>
          </table:table-cell>
          <table:table-cell table:style-name="Таблица1.E2" office:value-type="string">
            <text:p text:style-name="P6">1.3391</text:p>
          </table:table-cell>
          <table:table-cell table:style-name="Таблица1.E2" office:value-type="string">
            <text:p text:style-name="P6">1.1134</text:p>
          </table:table-cell>
          <table:table-cell table:style-name="Таблица1.L2" office:value-type="string">
            <text:p text:style-name="P6">1.145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5:24:42.548460424</dc:date>
    <meta:editing-duration>PT8M9S</meta:editing-duration>
    <meta:editing-cycles>5</meta:editing-cycles>
    <meta:document-statistic meta:table-count="1" meta:image-count="0" meta:object-count="0" meta:page-count="1" meta:paragraph-count="134" meta:word-count="154" meta:character-count="938" meta:non-whitespace-character-count="912"/>
  </office:meta>
</office:document-meta>
</file>